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A0000037396A9157B5FCEAA6B.png" manifest:media-type="image/png"/>
  <manifest:file-entry manifest:full-path="Pictures/10000201000003720000020810B0FFA87F41AB51.png" manifest:media-type="image/png"/>
  <manifest:file-entry manifest:full-path="Pictures/100002010000037600000397A1BB3BABA59F7FB7.png" manifest:media-type="image/png"/>
  <manifest:file-entry manifest:full-path="Pictures/100002010000033B0000031A80847A41D54613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4.0827in" draw:z-index="0"><draw:image xlink:href="Pictures/10000201000003720000020810B0FFA87F41AB51.png" xlink:type="simple" xlink:show="embed" xlink:actuate="onLoad" loext:mime-type="image/png"/></draw:frame></text:p>
      <text:p text:style-name="Standard"><draw:frame draw:style-name="fr2" draw:name="Image2" text:anchor-type="paragraph" svg:width="6.9252in" svg:height="6.6484in" draw:z-index="1"><draw:image xlink:href="Pictures/100002010000033B0000031A80847A41D546139D.png" xlink:type="simple" xlink:show="embed" xlink:actuate="onLoad" loext:mime-type="image/png"/></draw:frame><draw:frame draw:style-name="fr1" draw:name="Image3" text:anchor-type="paragraph" svg:width="6.9252in" svg:height="6.6484in" draw:z-index="2"><draw:image xlink:href="Pictures/100002010000033B0000031A80847A41D546139D.png" xlink:type="simple" xlink:show="embed" xlink:actuate="onLoad" loext:mime-type="image/png"/></draw:frame><text:soft-page-break/></text:p>
      <text:p text:style-name="Standard"><draw:frame draw:style-name="fr2" draw:name="Image4" text:anchor-type="paragraph" svg:width="6.9252in" svg:height="7.1827in" draw:z-index="3"><draw:image xlink:href="Pictures/100002010000037600000397A1BB3BABA59F7FB7.png" xlink:type="simple" xlink:show="embed" xlink:actuate="onLoad" loext:mime-type="image/png"/></draw:frame><text:soft-page-break/></text:p>
      <text:p text:style-name="Standard"><draw:frame draw:style-name="fr2" draw:name="Image5" text:anchor-type="paragraph" svg:width="6.9252in" svg:height="6.6319in" draw:z-index="4"><draw:image xlink:href="Pictures/100002010000039A0000037396A9157B5FCEAA6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5:53:22.775676801</meta:creation-date>
    <meta:print-date>2020-07-05T15:56:16.200563930</meta:print-date>
    <dc:date>2020-07-05T16:02:10.402392138</dc:date>
    <meta:editing-duration>PT8M48S</meta:editing-duration>
    <meta:editing-cycles>1</meta:editing-cycles>
    <meta:document-statistic meta:table-count="0" meta:image-count="5" meta:object-count="0" meta:page-count="4" meta:paragraph-count="0" meta:word-count="0" meta:character-count="0" meta:non-whitespace-character-count="0"/>
    <meta:generator>LibreOffice/6.1.5.2$Linux_X86_64 LibreOffice_project/10$Build-2</meta:generator>
  </office:meta>
</office:document-meta>
</file>